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5bd41" officeooo:paragraph-rsid="0005bd4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officeooo:rsid="0001c46e" officeooo:paragraph-rsid="0001c46e" style:font-size-asian="14pt" style:font-size-complex="14pt"/>
    </style:style>
    <style:style style:name="P3" style:family="paragraph" style:parent-style-name="Standard">
      <style:text-properties fo:font-size="14pt" officeooo:rsid="00088961" officeooo:paragraph-rsid="00088961" style:font-size-asian="14pt" style:font-size-complex="14pt"/>
    </style:style>
    <style:style style:name="P4" style:family="paragraph" style:parent-style-name="Standard">
      <style:text-properties fo:font-size="14pt" officeooo:rsid="000bfed0" officeooo:paragraph-rsid="000bfed0" style:font-size-asian="14pt" style:font-size-complex="14pt"/>
    </style:style>
    <style:style style:name="P5" style:family="paragraph" style:parent-style-name="Standard">
      <style:text-properties fo:font-size="14pt" fo:font-weight="bold" officeooo:rsid="00088961" officeooo:paragraph-rsid="0008896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officeooo:rsid="000bfed0" officeooo:paragraph-rsid="000bfed0" style:font-size-asian="14pt" style:font-size-complex="14pt"/>
    </style:style>
    <style:style style:name="P7" style:family="paragraph" style:parent-style-name="Standard">
      <style:text-properties fo:font-size="14pt" officeooo:rsid="00108a0e" officeooo:paragraph-rsid="00108a0e" style:font-size-asian="14pt" style:font-size-complex="14pt"/>
    </style:style>
    <style:style style:name="T1" style:family="text">
      <style:text-properties officeooo:rsid="00043976"/>
    </style:style>
    <style:style style:name="T2" style:family="text">
      <style:text-properties officeooo:rsid="00088961"/>
    </style:style>
    <style:style style:name="T3" style:family="text">
      <style:text-properties officeooo:rsid="000b7e21"/>
    </style:style>
    <style:style style:name="T4" style:family="text">
      <style:text-properties officeooo:rsid="000bfed0"/>
    </style:style>
    <style:style style:name="T5" style:family="text">
      <style:text-properties officeooo:rsid="000ccd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 tool for ubuntu:</text:p>
      <text:p text:style-name="P2"/>
      <text:p text:style-name="P2"><text:span text:style-name="T5"># </text:span>sudo apt-get install libncurses5-dev gcc <text:span text:style-name="T1">make git exuberant-ctags</text:span></text:p>
      <text:p text:style-name="P2"/>
      <text:p text:style-name="P5">stable kernel git repository:</text:p>
      <text:p text:style-name="P3"/>
      <text:p text:style-name="P3"><text:span text:style-name="T4"># </text:span>mkdir /usr/ksrc</text:p>
      <text:p text:style-name="P3"><text:span text:style-name="T4"># </text:span>cd /usr/ksrc</text:p>
      <text:p text:style-name="P4"># <text:span text:style-name="T2">git clone git://git.kernel.org/pub/scm/linux/kernel/git/stable/linux-stable.git</text:span></text:p>
      <text:p text:style-name="P4"># c<text:span text:style-name="T3">d linux-stable</text:span></text:p>
      <text:p text:style-name="P4"/>
      <text:p text:style-name="P7">#git clone git://github.com/techveda/kernelpro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00:00:49.016767971</meta:creation-date>
    <meta:generator>LibreOffice/4.2.7.2$Linux_X86_64 LibreOffice_project/420m0$Build-2</meta:generator>
    <dc:date>2015-04-10T00:09:02.185763937</dc:date>
    <meta:editing-duration>PT8M38S</meta:editing-duration>
    <meta:editing-cycles>13</meta:editing-cycles>
    <meta:document-statistic meta:table-count="0" meta:image-count="0" meta:object-count="0" meta:page-count="1" meta:paragraph-count="8" meta:word-count="33" meta:character-count="300" meta:non-whitespace-character-count="275"/>
  </office:meta>
</office:document-meta>
</file>